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4.098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>
            <text:p>BOM for relaiscard v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#</text:p>
          </table:table-cell>
          <table:table-cell office:value-type="string">
            <text:p>Order nr</text:p>
          </table:table-cell>
          <table:table-cell office:value-type="string">
            <text:p>Description</text:p>
          </table:table-cell>
          <table:table-cell office:value-type="string">
            <text:p>Price</text:p>
          </table:table-cell>
          <table:table-cell table:style-name="Default" office:value-type="string">
            <text:p>Total</text:p>
          </table:table-cell>
          <table:table-cell office:value-type="string">
            <text:p>Remar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13860">
            <text:p>1013860</text:p>
          </table:table-cell>
          <table:table-cell office:value-type="string">
            <text:p>595 shift reg</text:p>
          </table:table-cell>
          <table:table-cell table:style-name="ce1" office:value-type="float" office:value="0.4">
            <text:p>0,400</text:p>
          </table:table-cell>
          <table:table-cell table:formula="oooc:=[.D4]*[.A4]" office:value-type="float" office:value="0.4">
            <text:p>0,40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12438">
            <text:p>912438</text:p>
          </table:table-cell>
          <table:table-cell office:value-type="string">
            <text:p>Res 470 Ohm 1206</text:p>
          </table:table-cell>
          <table:table-cell office:value-type="float" office:value="0.035">
            <text:p>0,04</text:p>
          </table:table-cell>
          <table:table-cell table:formula="oooc:=[.D5]*[.A5]" office:value-type="float" office:value="0.175">
            <text:p>0,18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88978">
            <text:p>3188978</text:p>
          </table:table-cell>
          <table:table-cell office:value-type="string">
            <text:p>Cap 1uF</text:p>
          </table:table-cell>
          <table:table-cell table:style-name="ce1" office:value-type="float" office:value="0.185">
            <text:p>0,185</text:p>
          </table:table-cell>
          <table:table-cell table:formula="oooc:=[.D6]*[.A6]" office:value-type="float" office:value="0.37">
            <text:p>0,37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47761">
            <text:p>1047761</text:p>
          </table:table-cell>
          <table:table-cell office:value-type="string">
            <text:p>Relais driver (2803)</text:p>
          </table:table-cell>
          <table:table-cell table:style-name="ce1" office:value-type="float" office:value="0.5">
            <text:p>0,500</text:p>
          </table:table-cell>
          <table:table-cell table:formula="oooc:=[.D7]*[.A7]" office:value-type="float" office:value="0.5">
            <text:p>0,50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554765">
            <text:p>8554765</text:p>
          </table:table-cell>
          <table:table-cell office:value-type="string">
            <text:p>LED red</text:p>
          </table:table-cell>
          <table:table-cell table:style-name="ce1" office:value-type="float" office:value="0.077">
            <text:p>0,077</text:p>
          </table:table-cell>
          <table:table-cell table:formula="oooc:=[.D8]*[.A8]" office:value-type="float" office:value="0.308">
            <text:p>0,31</text:p>
          </table:table-cell>
          <table:table-cell office:value-type="string">
            <text:p>Farnell per &gt; 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17590">
            <text:p>3017590</text:p>
          </table:table-cell>
          <table:table-cell office:value-type="string">
            <text:p>Cap 100 uF</text:p>
          </table:table-cell>
          <table:table-cell table:style-name="ce1" office:value-type="float" office:value="0.133">
            <text:p>0,133</text:p>
          </table:table-cell>
          <table:table-cell table:formula="oooc:=[.D9]*[.A9]" office:value-type="float" office:value="0.266">
            <text:p>0,27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985">
            <text:p>1096985</text:p>
          </table:table-cell>
          <table:table-cell office:value-type="string">
            <text:p>Harting IDC connector</text:p>
          </table:table-cell>
          <table:table-cell table:style-name="ce1" office:value-type="float" office:value="1.2">
            <text:p>1,200</text:p>
          </table:table-cell>
          <table:table-cell table:formula="oooc:=[.D10]*[.A10]" office:value-type="float" office:value="2.4">
            <text:p>2,40</text:p>
          </table:table-cell>
          <table:table-cell office:value-type="string">
            <text:p>Farnel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731137 - 89 </text:p>
          </table:table-cell>
          <table:table-cell office:value-type="string">
            <text:p>2 terminal</text:p>
          </table:table-cell>
          <table:table-cell table:style-name="ce1" office:value-type="float" office:value="0.46">
            <text:p>0,460</text:p>
          </table:table-cell>
          <table:table-cell table:formula="oooc:=[.D11]*[.A11]" office:value-type="float" office:value="0.92">
            <text:p>0,92</text:p>
          </table:table-cell>
          <table:table-cell office:value-type="string">
            <text:p>Conrad prijs per 1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731145 - 89 </text:p>
          </table:table-cell>
          <table:table-cell office:value-type="string">
            <text:p>3 terminal</text:p>
          </table:table-cell>
          <table:table-cell table:style-name="ce1" office:value-type="float" office:value="0.72">
            <text:p>0,720</text:p>
          </table:table-cell>
          <table:table-cell table:formula="oooc:=[.D12]*[.A12]" office:value-type="float" office:value="2.88">
            <text:p>2,88</text:p>
          </table:table-cell>
          <table:table-cell office:value-type="string">
            <text:p>Conrad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03924 - 89 </text:p>
          </table:table-cell>
          <table:table-cell office:value-type="string">
            <text:p>Relais 12V, <text:a xlink:href="mailto:16A@230V">16A@230V</text:a></text:p>
          </table:table-cell>
          <table:table-cell table:style-name="ce1" office:value-type="float" office:value="2.05">
            <text:p>2,050</text:p>
          </table:table-cell>
          <table:table-cell table:formula="oooc:=[.D13]*[.A13]" office:value-type="float" office:value="8.2">
            <text:p>8,20</text:p>
          </table:table-cell>
          <table:table-cell office:value-type="string">
            <text:p>Conrad prijs per 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PCB</text:p>
          </table:table-cell>
          <table:table-cell table:style-name="ce1" office:value-type="float" office:value="11.5">
            <text:p>11,500</text:p>
          </table:table-cell>
          <table:table-cell table:formula="oooc:=[.D14]*[.A14]" office:value-type="float" office:value="11.5">
            <text:p>11,50</text:p>
          </table:table-cell>
          <table:table-cell office:value-type="string">
            <text:p>Hollies Electronics Shop :-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otaal</text:p>
          </table:table-cell>
          <table:table-cell table:formula="oooc:=SUM([.E4:.E15])" office:value-type="float" office:value="27.919">
            <text:p>27,92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Nog in voorraad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Res 470 Ohm 120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Relais driver (2803)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595 shift re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PCB</text:p>
          </table:table-cell>
          <table:table-cell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5">25/03/2007</text:date>, <text:time>20:2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3-25T19:22:37</meta:creation-date>
    <dc:creator>Lieven Hollevoet</dc:creator>
    <dc:date>2007-03-25T20:22:19</dc:date>
    <dc:language>en-US</dc:language>
    <meta:editing-cycles>3</meta:editing-cycles>
    <meta:editing-duration>PT50M13S</meta:editing-duration>
    <meta:user-defined meta:name="Info 1"/>
    <meta:user-defined meta:name="Info 2"/>
    <meta:user-defined meta:name="Info 3"/>
    <meta:user-defined meta:name="Info 4"/>
    <meta:document-statistic meta:table-count="1" meta:cell-count="84"/>
  </office:meta>
</office:document-meta>
</file>